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paragraph-properties fo:margin-left="1.251cm" fo:margin-right="0cm" fo:text-indent="0cm" style:auto-text-indent="false"/>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from meeting 5</text:p>
      <text:p text:style-name="Standard"/>
      <text:p text:style-name="Standard">Date:<text:tab/>18<text:span text:style-name="T1">th</text:span> July 2016</text:p>
      <text:p text:style-name="Standard">Time:<text:tab/>10:00 – 14:00</text:p>
      <text:p text:style-name="Standard">Place:<text:tab/>Computer Labs</text:p>
      <text:p text:style-name="Standard"/>
      <text:p text:style-name="Standard">Attendees: M Smuts,V Dia</text:p>
      <text:p text:style-name="Standard"/>
      <text:p text:style-name="Standard">The meeting was held to test the technology intended to be used for the project and to set the first technical objectives.</text:p>
      <text:p text:style-name="Standard"/>
      <text:p text:style-name="Standard">VD and MS agreed that in order to understand the technical challenges they faced they would create a few test scenes for Unity and the oculus.</text:p>
      <text:p text:style-name="Standard"/>
      <text:p text:style-name="Standard">A lab machine was chosen and the latest Oculus drivers and software installed. Unfortunately it seems that the Oculus software does not like standard lab machines. With some help from Anthony Brame we decided that the problem may be the USB 2.0 connections which are not fast enough.</text:p>
      <text:p text:style-name="Standard"/>
      <text:p text:style-name="Standard">Luckily we have a laptop which runs the Oculus, however MS to check with CJ to ensure we were not making any mistakes in the setup.</text:p>
      <text:p text:style-name="Standard"/>
      <text:p text:style-name="Standard">Programming the game in Unity does not require the Oculus to be present. This means that this slight technical hitch is not a show stopper.</text:p>
      <text:p text:style-name="Standard"/>
      <text:p text:style-name="P2">Test Scene</text:p>
      <text:p text:style-name="Standard">VD create a test room with textures using normal maps. MS repositioned the camera and changed the rotation for the Oculus. We also loaded the Oculus plugins – all seems straightforward.</text:p>
      <text:p text:style-name="Standard">See actions for next steps with test scenes.</text:p>
      <text:p text:style-name="Standard"/>
      <text:p text:style-name="P2">The Brief</text:p>
      <text:p text:style-name="Standard">A brief was submitted to RK for his comments. </text:p>
      <text:p text:style-name="Standard"/>
      <text:p text:style-name="Standard">1)We need to clarify the use of the end product by the Psychology department. I propose:</text:p>
      <text:p text:style-name="Standard"/>
      <text:p text:style-name="Standard">“The game is intended as a learning aid for the 1<text:span text:style-name="T1">st</text:span> year psychology students. The purpose of this aid is to test the immersive, pro active learning experience delivered by VR and measure it's effect on the exam results of the students.” <text:s/></text:p>
      <text:p text:style-name="Standard"/>
      <text:p text:style-name="P4">Kulbir / David please comment</text:p>
      <text:p text:style-name="Standard"/>
      <text:p text:style-name="Standard">2)We need to be more specific about the implementation. For example: </text:p>
      <text:p text:style-name="Standard"/>
      <text:p text:style-name="Standard">“The game will be offered to students following the relevant subject lectures. The students will individually be given the opportunity to play the game for 1 hour under the supervision of one of the group members.”</text:p>
      <text:p text:style-name="Standard"/>
      <text:p text:style-name="P4">Kulbir / David please comment</text:p>
      <text:p text:style-name="Standard"/>
      <text:p text:style-name="Standard">3)We need to explain why VR is selected as the vehicle – I have references and examples which I can add.</text:p>
      <text:p text:style-name="Standard"/>
      <text:p text:style-name="Standard">4)I need to add in the exact subject areas to be covered. This is a little tricky as we do not know <text:soft-page-break/>how much time we will need. I will list them in priority order and clear them with Kulbir.</text:p>
      <text:p text:style-name="Standard"/>
      <text:p text:style-name="P2">Actions</text:p>
      <text:list xml:id="list6889891668569974879" text:style-name="L1">
        <text:list-item>
          <text:p text:style-name="P3">MS to check with CJ re the Oculus set up on lab machines 19/7/2016</text:p>
        </text:list-item>
        <text:list-item>
          <text:p text:style-name="P3">VD to create the following assets for next meeting: <text:tab/>1/8/2016</text:p>
          <text:list>
            <text:list-item>
              <text:p text:style-name="P3">Dr Frankenstein s lab, Monster head and shoulders, rigged face and test animations, hollow brain and correctly sliced brain, steampunk version of an electron microscope, frame for magic blackboard, if possible the AO window for the shadows.</text:p>
            </text:list-item>
          </text:list>
        </text:list-item>
        <text:list-item>
          <text:p text:style-name="P3">MS to take the assets as they are created and build test Oculus scenes, experiment with the user interface and try out UI systems for VR. <text:s/><text:tab/><text:tab/>1/8/2016</text:p>
        </text:list-item>
      </text:list>
      <text:p text:style-name="Standard"/>
      <text:p text:style-name="Standard"><text:span text:style-name="T2">Rough time line: </text:span></text:p>
      <text:p text:style-name="Standard">1<text:span text:style-name="T1">st</text:span> August 2016<text:tab/><text:tab/>Grey box assembly VD and MS.</text:p>
      <text:p text:style-name="Standard">1<text:span text:style-name="T1">st</text:span> September<text:tab/><text:tab/><text:tab/>Map out the narrative, describe all the objectives, describe the <text:tab/><text:tab/><text:tab/><text:tab/><text:tab/>suspense, learn practice master loops etc VD and MS </text:p>
      <text:p text:style-name="Standard"/>
      <text:p text:style-name="Standard">October 2016<text:tab/><text:tab/><text:tab/>ethics clearance by Kulbir</text:p>
      <text:p text:style-name="Standard">February March 2017<text:tab/><text:tab/>lecture delivery (Product Delivery)</text:p>
      <text:p text:style-name="Standard"/>
      <text:p text:style-name="P1">Errors and Omissions –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eta:initial-creator>
    <meta:creation-date>2016-05-02T11:45:29.10</meta:creation-date>
    <dc:date>2016-07-18T21:43:24.92</dc:date>
    <dc:creator>Mike </dc:creator>
    <meta:editing-duration>PT8H36M12S</meta:editing-duration>
    <meta:editing-cycles>18</meta:editing-cycles>
    <meta:generator>OpenOffice/4.1.2$Win32 OpenOffice.org_project/412m3$Build-9782</meta:generator>
    <meta:document-statistic meta:table-count="0" meta:image-count="0" meta:object-count="0" meta:page-count="2" meta:paragraph-count="34" meta:word-count="540" meta:character-count="3037"/>
  </office:meta>
</office:document-meta>
</file>